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8.3in" table:align="margins"/>
    </style:style>
    <style:style style:name="Table2.A" style:family="table-column">
      <style:table-column-properties style:column-width="1.3833in" style:rel-column-width="10922*"/>
    </style:style>
    <style:style style:name="Table2.F" style:family="table-column">
      <style:table-column-properties style:column-width="1.3833in" style:rel-column-width="10925*"/>
    </style:style>
    <style:style style:name="Table2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paragraph-rsid="006dc610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rsid="0035db3e" officeooo:paragraph-rsid="006dc61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7461b5" officeooo:paragraph-rsid="007461b5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4f2e8c" officeooo:paragraph-rsid="00767f0c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721973" officeooo:paragraph-rsid="00767f0c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7d22c" officeooo:paragraph-rsid="0047d22c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21973" officeooo:paragraph-rsid="00721973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0dba6" officeooo:paragraph-rsid="001c0208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officeooo:paragraph-rsid="006dc610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f2e8c" officeooo:paragraph-rsid="00767f0c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6242b" officeooo:paragraph-rsid="00767f0c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461b5" officeooo:paragraph-rsid="007461b5" style:font-size-asian="12pt" style:font-weight-asian="normal" style:font-size-complex="12pt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21973" officeooo:paragraph-rsid="00767f0c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DejaVu Sans Condensed" fo:font-size="12pt" fo:font-weight="bold" officeooo:rsid="00559d63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669b6f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2fddd4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5481ec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767f0c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77f140" style:font-size-asian="12pt" style:font-weight-asian="bold" style:font-size-complex="12pt" style:font-weight-complex="bold"/>
    </style:style>
    <style:style style:name="T8" style:family="text">
      <style:text-properties officeooo:rsid="0035db3e"/>
    </style:style>
    <style:style style:name="T9" style:family="text">
      <style:text-properties officeooo:rsid="0076242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office:value-type="string">
            <text:p text:style-name="P1">1<text:span text:style-name="T8">xx</text:span> - Controls</text:p>
          </table:table-cell>
          <table:table-cell table:style-name="Table2.B1" office:value-type="string">
            <text:p text:style-name="P2">2xx - Ground</text:p>
          </table:table-cell>
          <table:table-cell table:style-name="Table2.C1" office:value-type="string">
            <text:p text:style-name="P2">3xx - Flight</text:p>
          </table:table-cell>
          <table:table-cell table:style-name="Table2.B1" office:value-type="string">
            <text:p text:style-name="P2">4xx - A2A</text:p>
          </table:table-cell>
          <table:table-cell table:style-name="Table2.B1" office:value-type="string">
            <text:p text:style-name="P2">5xx - A2G</text:p>
          </table:table-cell>
          <table:table-cell table:style-name="Table2.F1" office:value-type="string">
            <text:p text:style-name="P2">6xx - Misc</text:p>
          </table:table-cell>
        </table:table-row>
      </table:table>
      <text:p text:style-name="P9"><text:span text:style-name="T2">3</text:span><text:span text:style-name="T3">0</text:span><text:span text:style-name="T7">4</text:span><text:span text:style-name="T4"> - </text:span><text:span text:style-name="T5">Flight - </text:span><text:span text:style-name="T6">Jettison, Air Refueling, Air Restart</text:span></text:p>
      <text:p text:style-name="P8"/>
      <text:p text:style-name="P4">Jettison</text:p>
      <text:list text:style-name="L1">
        <text:list-item>
          <text:p text:style-name="P10">Emergency Stores Jettison button on <text:span text:style-name="T9">instrument panel lower left</text:span> dumps<text:span text:style-name="T9"> all stores except Sparrow and Sidewinder missiles.</text:span></text:p>
        </text:list-item>
        <text:list-item>
          <text:p text:style-name="P10">To jettison drop tanks<text:span text:style-name="T9">:</text:span></text:p>
          <text:list>
            <text:list-item>
              <text:p text:style-name="P11">Station Selection buttons ... select drop tank stations</text:p>
            </text:list-item>
            <text:list-item>
              <text:p text:style-name="P11">Selective Jettison knob ... STORES (6 o'clock position) (Throttle Mode knob position 2)</text:p>
            </text:list-item>
            <text:list-item>
              <text:p text:style-name="P11">Selective Jettison button ... Push (Throttle T3 switch)</text:p>
            </text:list-item>
            <text:list-item>
              <text:p text:style-name="P11">Selective Jettison knob ... OFF (12 o'clock position) (Throttle Mode knob position 1)</text:p>
            </text:list-item>
          </text:list>
        </text:list-item>
      </text:list>
      <text:p text:style-name="P7"/>
      <text:p text:style-name="P3">Air refueling -- WIP needs verification</text:p>
      <text:list text:style-name="L2">
        <text:list-item>
          <text:p text:style-name="P12"><text:span text:style-name="T1">AIR REFUEL switch</text:span> ... <text:span text:style-name="T1">ON</text:span> (outboard) (left console rear outboard??)</text:p>
        </text:list-item>
        <text:list-item>
          <text:p text:style-name="P12"><text:span text:style-name="T1">READY</text:span> light on canopy bow (upper left) will illuminate.</text:p>
        </text:list-item>
        <text:list-item>
          <text:p text:style-name="P12">To disconnect manually, press Air Refueling Release button on stick (<text:span text:style-name="T1">Gray Reset Hat press</text:span>).</text:p>
        </text:list-item>
        <text:list-item>
          <text:p text:style-name="P12">When complete, AIR REFUEL switch ... OFF (inboard) (left console rear outboard??)</text:p>
        </text:list-item>
      </text:list>
      <text:p text:style-name="P6"/>
      <text:p text:style-name="P5">Air restart<text:span text:style-name="T9"> -- WIP needs verification</text:span></text:p>
      <text:list text:style-name="L3">
        <text:list-item>
          <text:p text:style-name="P13">At first sign of flameout, hold IGNITION button while moving throttle to OFF and then to IDLE.</text:p>
        </text:list-item>
        <text:list-item>
          <text:p text:style-name="P13">Any more steps?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8H44M9S</meta:editing-duration>
    <meta:editing-cycles>87</meta:editing-cycles>
    <meta:generator>LibreOffice/7.5.2.2$Windows_X86_64 LibreOffice_project/53bb9681a964705cf672590721dbc85eb4d0c3a2</meta:generator>
    <dc:date>2024-05-23T14:24:21.988000000</dc:date>
    <meta:document-statistic meta:table-count="1" meta:image-count="0" meta:object-count="0" meta:page-count="1" meta:paragraph-count="22" meta:word-count="180" meta:character-count="1047" meta:non-whitespace-character-count="901"/>
  </office:meta>
</office:document-meta>
</file>